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c166e" officeooo:paragraph-rsid="0002890b"/>
    </style:style>
    <style:style style:name="P2" style:family="paragraph" style:parent-style-name="Standard">
      <style:text-properties style:font-name="Liberation Sans" fo:font-weight="bold" officeooo:rsid="001c166e" officeooo:paragraph-rsid="0002890b" style:font-weight-asian="bold" style:font-weight-complex="bold"/>
    </style:style>
    <style:style style:name="P3" style:family="paragraph" style:parent-style-name="Standard">
      <style:text-properties style:font-name="Liberation Sans" fo:font-style="italic" style:text-underline-style="none" officeooo:rsid="0006316e" officeooo:paragraph-rsid="0006316e" style:font-style-asian="italic" style:font-style-complex="italic"/>
    </style:style>
    <style:style style:name="P4" style:family="paragraph" style:parent-style-name="Standard">
      <style:text-properties style:font-name="Liberation Sans" fo:font-style="normal" style:text-underline-style="none" officeooo:rsid="00119262" officeooo:paragraph-rsid="0002890b" style:font-style-asian="normal" style:font-style-complex="normal"/>
    </style:style>
    <style:style style:name="P5" style:family="paragraph" style:parent-style-name="Standard">
      <style:text-properties style:font-name="Liberation Sans" fo:font-style="normal" style:text-underline-style="none" officeooo:rsid="0002890b" officeooo:paragraph-rsid="0002890b" style:font-style-asian="normal" style:font-style-complex="normal"/>
    </style:style>
    <style:style style:name="P6" style:family="paragraph" style:parent-style-name="Standard">
      <style:text-properties style:font-name="Liberation Sans" fo:font-style="normal" style:text-underline-style="none" officeooo:rsid="0002890b" officeooo:paragraph-rsid="0008e79c" style:font-style-asian="normal" style:font-style-complex="normal"/>
    </style:style>
    <style:style style:name="P7" style:family="paragraph" style:parent-style-name="Standard">
      <style:text-properties style:font-name="Liberation Sans" fo:font-style="normal" style:text-underline-style="none" officeooo:rsid="000336b6" officeooo:paragraph-rsid="000336b6" style:font-style-asian="normal" style:font-style-complex="normal"/>
    </style:style>
    <style:style style:name="P8" style:family="paragraph" style:parent-style-name="Standard">
      <style:text-properties style:font-name="Liberation Sans" fo:font-style="normal" style:text-underline-style="none" officeooo:rsid="0006495c" officeooo:paragraph-rsid="0006495c" style:font-style-asian="normal" style:font-style-complex="normal"/>
    </style:style>
    <style:style style:name="P9" style:family="paragraph" style:parent-style-name="Standard">
      <style:text-properties style:font-name="Liberation Sans" fo:font-style="italic" style:text-underline-style="none" officeooo:rsid="000336b6" officeooo:paragraph-rsid="000ab849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6495c" style:font-style-asian="normal" style:font-style-complex="normal"/>
    </style:style>
    <style:style style:name="T3" style:family="text">
      <style:text-properties fo:font-style="normal" officeooo:rsid="000ab849" style:font-style-asian="normal" style:font-style-complex="normal"/>
    </style:style>
    <style:style style:name="T4" style:family="text">
      <style:text-properties officeooo:rsid="0006316e"/>
    </style:style>
    <style:style style:name="T5" style:family="text">
      <style:text-properties officeooo:rsid="000834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Wise</text:p>
      <text:p text:style-name="P1"><text:span text:style-name="T4">November 6</text:span>, 2018</text:p>
      <text:p text:style-name="P1">EECS 373</text:p>
      <text:p text:style-name="P1">Dr. W. Newman</text:p>
      <text:p text:style-name="P1"/>
      <text:p text:style-name="P2">Assignment P<text:span text:style-name="T4">6</text:span></text:p>
      <text:p text:style-name="P1"/>
      <text:p text:style-name="P1"/>
      <text:p text:style-name="P3">Conveyor belt with boxes and drones...</text:p>
      <text:p text:style-name="P4"/>
      <text:p text:style-name="P8">The framework for the node was adapted from class notes. Additionally, I made small adjustments to the output as well as added additional functionality as per the assignment.</text:p>
      <text:p text:style-name="P8"/>
      <text:p text:style-name="P8">To begin, the node checks to ensure the simulation starts up successfully, and then sends a command to the conveyor belt to begin moving. As boxes drop and move along the conveyor, the logical-camera-2 waits for a box to be positioned directly underneath it. When one does, the node waits until that box is centered under the camera, and sends a signal to the conveyor to stop moving. After waiting 5 seconds, the conveyor starts up again. When a box reaches the end of the conveyor belt, the node calls the drone to come pick up the package.</text:p>
      <text:p text:style-name="P8"/>
      <text:p text:style-name="P8">To ensure that there is a box under the camera, a callback method continuously records the camera image until the node recognizes that there is a model within the image. Once this is occurs, the node then waits until the z-coordinate of the model in the image is sufficiently close to 0 (in my case, between -.1 and .1) which corresponds to the center of the image. Then, the conveyor simply stops for 5 seconds, starts back up, and drops a box at the end for the drone to pick up.</text:p>
      <text:p text:style-name="P8"/>
      <text:p text:style-name="P8">The main observation in running the node was that the accuracy how center the box is under the camera depends on how often a “snapshot” is taken, and how often these snapshots were checked. Because my system was struggling a bit, I could not be as accurate as I would have liked, with a Z value much closer to -0.1 than 0, though overall the node ran successfully</text:p>
      <text:p text:style-name="P5"/>
      <text:p text:style-name="P6">A .mp4 file was recorded demonstrating this, <text:span text:style-name="T5">though I do note that there appears to be lag within the simulation, as the conveyor and drone stutters a bit</text:span></text:p>
      <text:p text:style-name="P5"/>
      <text:p text:style-name="P9"><text:span text:style-name="T1">Link to source files on github: </text:span><text:a xlink:type="simple" xlink:href="https://github.com/jswise23/EECS_373/tree/master/jsw107_p6/src" text:style-name="Internet_20_link" text:visited-style-name="Visited_20_Internet_20_Link"><text:span text:style-name="T3">https://github.com/jswise23/EECS_373/tree/master/jsw107_p6/src</text:span></text:a></text:p>
      <text:p text:style-name="P9"><text:span text:style-name="T3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5:46:03.510201425</meta:creation-date>
    <dc:date>2018-11-06T22:12:51.634937503</dc:date>
    <meta:editing-duration>PT31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38" meta:character-count="1906" meta:non-whitespace-character-count="1580"/>
  </office:meta>
</office:document-meta>
</file>